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MusicBlocks" style:family="table">
      <style:table-properties style:width="23.94cm" table:align="margins"/>
    </style:style>
    <style:style style:name="MusicBlocks.A" style:family="table-column">
      <style:table-column-properties style:column-width="7.98cm" style:rel-column-width="4524*"/>
    </style:style>
    <style:style style:name="MusicBlocks.A1" style:family="table-cell">
      <style:table-cell-properties fo:padding="0.097cm" fo:border-left="0.05pt solid #000000" fo:border-right="none" fo:border-top="0.05pt solid #000000" fo:border-bottom="0.05pt solid #000000"/>
    </style:style>
    <style:style style:name="MusicBlocks.C1" style:family="table-cell">
      <style:table-cell-properties fo:padding="0.097cm" fo:border="0.05pt solid #000000"/>
    </style:style>
    <style:style style:name="MusicBlocks.A2" style:family="table-cell">
      <style:table-cell-properties fo:padding="0.097cm" fo:border-left="0.05pt solid #000000" fo:border-right="0.05pt solid #000000" fo:border-top="none" fo:border-bottom="0.05pt solid #000000"/>
    </style:style>
    <style:style style:name="MusicBlocks.A3" style:family="table-cell">
      <style:table-cell-properties fo:padding="0.097cm" fo:border-left="0.05pt solid #000000" fo:border-right="none" fo:border-top="none" fo:border-bottom="0.05pt solid #000000"/>
    </style:style>
    <style:style style:name="P1" style:family="paragraph" style:parent-style-name="Header">
      <style:text-properties officeooo:rsid="000f4a55" officeooo:paragraph-rsid="000f4a55"/>
    </style:style>
    <style:style style:name="P2" style:family="paragraph" style:parent-style-name="Standard">
      <style:text-properties style:font-name="Liberation Serif" officeooo:paragraph-rsid="000f4a55"/>
    </style:style>
    <style:style style:name="P3" style:family="paragraph" style:parent-style-name="Standard">
      <style:text-properties style:font-name="Liberation Serif" officeooo:rsid="000f4a55" officeooo:paragraph-rsid="000f4a55"/>
    </style:style>
    <style:style style:name="P4" style:family="paragraph" style:parent-style-name="Standard">
      <style:text-properties style:font-name="Liberation Serif" fo:font-size="10pt" fo:font-style="italic" fo:font-weight="normal" officeooo:rsid="000f4a55" officeooo:paragraph-rsid="000f4a55" style:font-size-asian="10pt" style:font-style-asian="italic" style:font-weight-asian="normal" style:font-size-complex="10pt" style:font-style-complex="italic" style:font-weight-complex="normal"/>
    </style:style>
    <style:style style:name="P5" style:family="paragraph" style:parent-style-name="Table_20_Contents">
      <style:text-properties style:font-name="Liberation Serif"/>
    </style:style>
    <style:style style:name="P6" style:family="paragraph" style:parent-style-name="Table_20_Contents">
      <style:text-properties style:font-name="Liberation Serif" officeooo:rsid="00120092" officeooo:paragraph-rsid="00120092"/>
    </style:style>
    <style:style style:name="P7" style:family="paragraph" style:parent-style-name="Table_20_Contents">
      <style:text-properties style:font-name="Liberation Serif" fo:font-style="italic" style:text-underline-style="none" officeooo:rsid="00120092" officeooo:paragraph-rsid="00120092" style:font-style-asian="italic" style:font-style-complex="italic"/>
    </style:style>
    <style:style style:name="P8" style:family="paragraph" style:parent-style-name="Standard">
      <style:text-properties style:font-name="Liberation Serif" fo:font-size="10pt" fo:font-weight="bold" officeooo:paragraph-rsid="000f4a55" style:font-size-asian="10pt" style:font-weight-asian="bold" style:font-size-complex="10pt"/>
    </style:style>
    <style:style style:name="P9" style:family="paragraph" style:parent-style-name="Standard">
      <style:text-properties style:font-name="Liberation Serif" fo:font-size="10pt" fo:font-style="italic" officeooo:paragraph-rsid="000f4a55" style:font-size-asian="10pt" style:font-style-asian="italic" style:font-size-complex="10pt"/>
    </style:style>
    <style:style style:name="P10" style:family="paragraph" style:parent-style-name="Table_20_Contents">
      <style:text-properties style:font-name="Liberation Serif"/>
    </style:style>
    <style:style style:name="P11" style:family="paragraph" style:parent-style-name="Table_20_Contents">
      <style:text-properties style:font-name="Liberation Serif" fo:font-weight="normal" officeooo:rsid="00148b3b" officeooo:paragraph-rsid="00148b3b" style:font-weight-asian="normal" style:font-weight-complex="normal"/>
    </style:style>
    <style:style style:name="P12" style:family="paragraph" style:parent-style-name="Table_20_Contents">
      <style:text-properties style:font-name="Liberation Serif" fo:font-weight="normal" officeooo:rsid="00148b3b" officeooo:paragraph-rsid="001735de" style:font-weight-asian="normal" style:font-weight-complex="normal"/>
    </style:style>
    <style:style style:name="P13" style:family="paragraph" style:parent-style-name="Table_20_Contents">
      <style:text-properties style:font-name="Liberation Serif" fo:font-style="italic" officeooo:rsid="00148b3b" officeooo:paragraph-rsid="001735de" style:font-style-asian="italic" style:font-style-complex="italic"/>
    </style:style>
    <style:style style:name="P14" style:family="paragraph" style:parent-style-name="Table_20_Contents">
      <style:text-properties style:font-name="Liberation Serif" fo:font-style="italic" officeooo:rsid="00154e34" officeooo:paragraph-rsid="001735de" style:font-style-asian="italic" style:font-style-complex="italic"/>
    </style:style>
    <style:style style:name="P15" style:family="paragraph" style:parent-style-name="Table_20_Contents">
      <style:text-properties style:font-name="Liberation Serif" fo:font-style="italic" officeooo:rsid="00120092" officeooo:paragraph-rsid="001735de" style:font-style-asian="italic" style:font-style-complex="italic"/>
    </style:style>
    <style:style style:name="P16" style:family="paragraph" style:parent-style-name="Table_20_Contents">
      <style:text-properties style:font-name="Liberation Serif" fo:font-style="italic" officeooo:rsid="001735de" officeooo:paragraph-rsid="001735de" style:font-style-asian="italic" style:font-style-complex="italic"/>
    </style:style>
    <style:style style:name="P17" style:family="paragraph" style:parent-style-name="Table_20_Contents">
      <style:text-properties style:font-name="Liberation Serif" fo:font-style="italic" officeooo:rsid="0017506c" officeooo:paragraph-rsid="0017506c" style:font-style-asian="italic" style:font-style-complex="italic"/>
    </style:style>
    <style:style style:name="P18" style:family="paragraph" style:parent-style-name="Table_20_Contents">
      <style:text-properties style:font-name="Liberation Serif" fo:font-style="italic" officeooo:rsid="001897b5" officeooo:paragraph-rsid="001897b5" style:font-style-asian="italic" style:font-style-complex="italic"/>
    </style:style>
    <style:style style:name="P19" style:family="paragraph" style:parent-style-name="Table_20_Contents">
      <style:text-properties style:font-name="Liberation Serif" officeooo:rsid="00120092" officeooo:paragraph-rsid="00120092"/>
    </style:style>
    <style:style style:name="P20" style:family="paragraph" style:parent-style-name="Table_20_Contents">
      <style:text-properties style:font-name="Liberation Serif" officeooo:rsid="001897b5" officeooo:paragraph-rsid="001897b5"/>
    </style:style>
    <style:style style:name="P21" style:family="paragraph" style:parent-style-name="Table_20_Contents">
      <style:text-properties fo:font-style="italic" officeooo:rsid="001735de" officeooo:paragraph-rsid="001735de" style:font-style-asian="italic" style:font-style-complex="italic"/>
    </style:style>
    <style:style style:name="P22" style:family="paragraph" style:parent-style-name="Header">
      <style:text-properties officeooo:rsid="001124f9" officeooo:paragraph-rsid="000f4a55"/>
    </style:style>
    <style:style style:name="T1" style:family="text">
      <style:text-properties officeooo:rsid="001124f9"/>
    </style:style>
    <style:style style:name="T2" style:family="text">
      <style:text-properties fo:font-style="italic" style:font-style-asian="italic" style:font-style-complex="italic"/>
    </style:style>
    <style:style style:name="T3" style:family="text">
      <style:text-properties fo:font-style="italic" officeooo:rsid="001350f0" style:font-style-asian="italic" style:font-style-complex="italic"/>
    </style:style>
    <style:style style:name="T4" style:family="text">
      <style:text-properties fo:font-style="italic" officeooo:rsid="00173095" style:font-style-asian="italic" style:font-style-complex="italic"/>
    </style:style>
    <style:style style:name="T5" style:family="text">
      <style:text-properties fo:font-size="10pt" fo:font-weight="bold" style:font-size-asian="10pt" style:font-weight-asian="bold" style:font-size-complex="10pt"/>
    </style:style>
    <style:style style:name="T6" style:family="text">
      <style:text-properties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font-size="10pt" fo:font-style="italic" fo:font-weight="normal" officeooo:rsid="000f4a55" style:font-size-asian="10pt" style:font-style-asian="italic" style:font-weight-asian="normal" style:font-size-complex="10pt" style:font-style-complex="italic" style:font-weight-complex="normal"/>
    </style:style>
    <style:style style:name="T8" style:family="text">
      <style:text-properties fo:font-size="10pt" fo:font-style="italic" fo:font-weight="normal" officeooo:rsid="001124f9" style:font-size-asian="10pt" style:font-style-asian="italic" style:font-weight-asian="normal" style:font-size-complex="10pt" style:font-style-complex="italic" style:font-weight-complex="normal"/>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officeooo:rsid="001124f9" style:font-size-asian="10pt" style:font-style-asian="italic" style:font-size-complex="10pt"/>
    </style:style>
    <style:style style:name="T11" style:family="text">
      <style:text-properties officeooo:rsid="001350f0"/>
    </style:style>
    <style:style style:name="T12" style:family="text">
      <style:text-properties officeooo:rsid="00148b3b"/>
    </style:style>
    <style:style style:name="T13" style:family="text">
      <style:text-properties officeooo:rsid="0017506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MusicBlocks" table:style-name="MusicBlocks">
        <table:table-column table:style-name="MusicBlocks.A" table:number-columns-repeated="3"/>
        <table:table-row>
          <table:table-cell table:style-name="MusicBlocks.A1" office:value-type="string">
            <text:p text:style-name="P2"><text:span text:style-name="T5">OBSERVATIONS / <text:line-break/></text:span><text:span text:style-name="T7">What do you notice in the software? Describe what happened?</text:span></text:p>
            <text:p text:style-name="P2"/>
            <text:p text:style-name="P3"><text:span text:style-name="T6">(</text:span><text:span text:style-name="T7">T</text:span><text:span text:style-name="T6">ake screenshots of important moments – </text:span><text:span text:style-name="T8">include these in your submission and refer to them here</text:span><text:span text:style-name="T6">)</text:span></text:p>
          </table:table-cell>
          <table:table-cell table:style-name="MusicBlocks.A1" office:value-type="string">
            <text:p text:style-name="P2"><text:span text:style-name="T5">SUBJECTIVE / <text:line-break/></text:span><text:span text:style-name="T7">What is your opinion of what happened</text:span><text:span text:style-name="T9">? What’s your interpretation of what happened? To what extent did this go differently than you planned or expected?</text:span></text:p>
            <text:p text:style-name="P4"/>
            <text:p text:style-name="P4">(Give your personal opinion <text:span text:style-name="T1">of what happened</text:span>)</text:p>
          </table:table-cell>
          <table:table-cell table:style-name="MusicBlocks.C1" office:value-type="string">
            <text:p text:style-name="P8">QUESTIONS / </text:p>
            <text:p text:style-name="P8">SEARCH FOR MEANING</text:p>
            <text:p text:style-name="P9">What questions does this interaction raise for you? What did you find curious or surprising? </text:p>
            <text:p text:style-name="P3"/>
            <text:p text:style-name="P3"><text:span text:style-name="T9">(What is important about </text:span><text:span text:style-name="T10">what you noticed</text:span><text:span text:style-name="T9">?)</text:span></text:p>
          </table:table-cell>
        </table:table-row>
        <table:table-row>
          <table:table-cell table:style-name="MusicBlocks.A2" table:number-columns-spanned="3" office:value-type="string">
            <text:p text:style-name="P11"><text:span text:style-name="T3">R</text:span><text:span text:style-name="T2">ight Side Bar</text:span></text:p>
          </table:table-cell>
          <table:covered-table-cell/>
          <table:covered-table-cell/>
        </table:table-row>
        <table:table-row>
          <table:table-cell table:style-name="MusicBlocks.A3" office:value-type="string">
            <text:p text:style-name="P21">There was a hamburger button in the top right corner of the screen. Clicking rotated the icon, and revealing a right panel</text:p>
          </table:table-cell>
          <table:table-cell table:style-name="MusicBlocks.A3" office:value-type="string">
            <text:p text:style-name="P16">The right panel is initially hidden and clicking the icon enables the user to hide/show it. But the problem with that is that it does not seem so obvious, as the button to show/hide the left pane is quite different and placed somewhere else. Also the left pane is <text:span text:style-name="T13">initially visible but the right pane is not.</text:span> </text:p>
          </table:table-cell>
          <table:table-cell table:style-name="MusicBlocks.A2" office:value-type="string">
            <text:p text:style-name="P17">I think that it should be better that the right pane is initially set to visible. Because it might not be obvious to all the users that there exists a pane like that! And that could be easily solved by just doing something like hamburger_button.click() on the loading up of the activity.</text:p>
          </table:table-cell>
        </table:table-row>
        <table:table-row>
          <table:table-cell table:style-name="MusicBlocks.A2" table:number-columns-spanned="3" office:value-type="string">
            <text:p text:style-name="P12"><text:span text:style-name="T3">Right Side Bar – </text:span><text:span text:style-name="T4">Planet Icon</text:span></text:p>
          </table:table-cell>
          <table:covered-table-cell/>
          <table:covered-table-cell/>
        </table:table-row>
        <table:table-row>
          <table:table-cell table:style-name="MusicBlocks.A3" office:value-type="string">
            <text:p text:style-name="P15">The Planet Icon, when clicked starts loading templates but when one scrolls down it just keeps adding more and more to the <text:span text:style-name="T12">list of the files available that after some time it gets difficult to scroll so much to reach the main content of the page.</text:span></text:p>
          </table:table-cell>
          <table:table-cell table:style-name="MusicBlocks.A3" office:value-type="string">
            <text:p text:style-name="P13">The option seems to have been made keeping in mind that there were limited number of templates there, but then more and more got added to the list, and the list now it much bigger than it was expected to be.</text:p>
          </table:table-cell>
          <table:table-cell table:style-name="MusicBlocks.A2" office:value-type="string">
            <text:p text:style-name="P14">I feel that there should rather be a separate scroll bar added for that section, so that it does not overflow and the templates can be loaded more and more as per the user's wish. So it might also be useful to end a button to load more at the bottom of the section which is in scroll.</text:p>
          </table:table-cell>
        </table:table-row>
        <table:table-row>
          <table:table-cell table:style-name="MusicBlocks.A2" table:number-columns-spanned="3" office:value-type="string">
            <text:p text:style-name="P20"><text:span text:style-name="T3">L</text:span><text:span text:style-name="T2">eft Side Bar – Scroll not obvious</text:span></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2" table:number-columns-spanned="3" office:value-type="string">
            <text:p text:style-name="P18">Right Side Bar – Settings button opens a pop up which has no frame</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2" table:number-columns-spanned="3" office:value-type="string">
            <text:p text:style-name="P20"><text:span text:style-name="T3">T</text:span><text:span text:style-name="T2">he Show/Hide Button of left pane is not at all intuitive</text:span></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ext:soft-page-break/>
        <table:table-row>
          <table:table-cell table:style-name="MusicBlocks.A2" table:number-columns-spanned="3" office:value-type="string">
            <text:p text:style-name="P18">Could not see the turtle when blocks loaded up, they overlapped it</text:p>
          </table:table-cell>
          <table:covered-table-cell/>
          <table:covered-table-cell/>
        </table:table-row>
        <table:table-row>
          <table:table-cell table:style-name="MusicBlocks.A3" office:value-type="string">
            <text:p text:style-name="P6"/>
          </table:table-cell>
          <table:table-cell table:style-name="MusicBlocks.A3" office:value-type="string">
            <text:p text:style-name="P5"/>
          </table:table-cell>
          <table:table-cell table:style-name="MusicBlocks.A2" office:value-type="string">
            <text:p text:style-name="P5"/>
          </table:table-cell>
        </table:table-row>
        <table:table-row>
          <table:table-cell table:style-name="MusicBlocks.A3" office:value-type="string">
            <text:p text:style-name="P6">Objective Observation Conclusions:</text:p>
            <text:p text:style-name="P7">[Write a summary of your notes from this column]</text:p>
          </table:table-cell>
          <table:table-cell table:style-name="MusicBlocks.A3" office:value-type="string">
            <text:p text:style-name="P6">Subjective Response Conclusions:</text:p>
            <text:p text:style-name="P7">[Write a summary of your notes from this column]</text:p>
          </table:table-cell>
          <table:table-cell table:style-name="MusicBlocks.A2" office:value-type="string">
            <text:p text:style-name="P6">Conclusions of Questions and Implications:</text:p>
            <text:p text:style-name="P7">[Write a summary of your notes from this column]</text:p>
          </table:table-cell>
        </table:table-row>
        <table:table-row>
          <table:table-cell table:style-name="MusicBlocks.A2" table:number-columns-spanned="3" office:value-type="string">
            <text:p text:style-name="P6">Summary Conclusions – </text:p>
            <text:p text:style-name="P7">[Write a summary of your notes from all columns – What is the take-away? What are the most important findings?]</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4a55" officeooo:paragraph-rsid="000f4a55"/>
    </style:style>
    <style:style style:name="MP2" style:family="paragraph" style:parent-style-name="Header">
      <style:text-properties officeooo:rsid="001124f9" officeooo:paragraph-rsid="000f4a55"/>
    </style:style>
    <style:style style:name="MT1" style:family="text">
      <style:text-properties officeooo:rsid="00148b3b"/>
    </style:style>
    <style:page-layout style:name="Mpm1">
      <style:page-layout-properties fo:page-width="27.94cm" fo:page-height="21.59cm" style:num-format="1" style:print-orientation="landscape"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Author: <text:span text:style-name="MT1">Daksh</text:span></text:p>
        <text:p text:style-name="MP2">Title: Music Blocks Triple Entry Journal Analysis – Take notes of your experience with Music Block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vin </meta:initial-creator>
    <meta:creation-date>2015-12-24T13:24:53.822942200</meta:creation-date>
    <dc:date>2015-12-25T23:23:24.852862868</dc:date>
    <meta:editing-duration>PT2H14M50S</meta:editing-duration>
    <meta:editing-cycles>9</meta:editing-cycles>
    <meta:generator>LibreOffice/5.0.2.2$Linux_X86_64 LibreOffice_project/00m0$Build-2</meta:generator>
    <meta:document-statistic meta:table-count="1" meta:image-count="0" meta:object-count="0" meta:page-count="2" meta:paragraph-count="30" meta:word-count="490" meta:character-count="2767" meta:non-whitespace-character-count="2294"/>
  </office:meta>
</office:document-meta>
</file>